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1244F7FB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Contents_20_1">
      <style:paragraph-properties>
        <style:tab-stops>
          <style:tab-stop style:position="15.074cm" style:type="right" style:leader-style="dotted" style:leader-text="."/>
        </style:tab-stops>
      </style:paragraph-properties>
    </style:style>
    <style:style style:name="P8" style:family="paragraph" style:parent-style-name="Subtitle">
      <style:text-properties fo:language="en" fo:country="GB"/>
    </style:style>
    <style:style style:name="P9" style:family="paragraph" style:parent-style-name="Footer">
      <style:text-properties fo:font-size="10pt" fo:language="en" fo:country="GB" style:font-size-asian="10pt" style:font-size-complex="10pt"/>
    </style:style>
    <style:style style:name="P10" style:family="paragraph" style:parent-style-name="ForsideKunstSkrift">
      <style:text-properties fo:language="en" fo:country="GB"/>
    </style:style>
    <style:style style:name="P11" style:family="paragraph" style:parent-style-name="Contents_20_2">
      <style:paragraph-properties>
        <style:tab-stops>
          <style:tab-stop style:position="14.58cm" style:type="right" style:leader-style="dotted" style:leader-text="."/>
        </style:tab-stops>
      </style:paragraph-properties>
    </style:style>
    <style:style style:name="P12" style:family="paragraph" style:parent-style-name="Contents_20_3">
      <style:paragraph-properties>
        <style:tab-stops>
          <style:tab-stop style:position="14.086cm" style:type="right" style:leader-style="dotted" style:leader-text="."/>
        </style:tab-stops>
      </style:paragraph-properties>
    </style:style>
    <style:style style:name="P13" style:family="paragraph" style:parent-style-name="Standard" style:master-page-name="MP1">
      <style:paragraph-properties style:page-number="auto" fo:break-before="page"/>
      <style:text-properties fo:language="en" fo:country="GB"/>
    </style:style>
    <style:style style:name="P14" style:family="paragraph" style:parent-style-name="Heading_20_1">
      <style:text-properties fo:language="en" fo:country="GB"/>
    </style:style>
    <style:style style:name="P15" style:family="paragraph" style:parent-style-name="Heading_20_1" style:list-style-name="" style:master-page-name="MP2">
      <style:paragraph-properties style:page-number="auto" fo:break-before="page"/>
      <style:text-properties fo:language="en" fo:country="GB"/>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WW8Num4"/>
    <style:style style:name="P23" style:family="paragraph" style:parent-style-name="Text_20_body" style:list-style-name="L7"/>
    <style:style style:name="P24" style:family="paragraph" style:parent-style-name="Text_20_body" style:list-style-name="L9"/>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6">
      <style:paragraph-properties style:writing-mode="lr-tb"/>
    </style:style>
    <style:style style:name="P34" style:family="paragraph" style:parent-style-name="Text_20_body" style:list-style-name="L8">
      <style:paragraph-properties style:writing-mode="lr-tb"/>
    </style:style>
    <style:style style:name="P35" style:family="paragraph" style:parent-style-name="Text_20_body" style:list-style-name="L10">
      <style:paragraph-properties style:writing-mode="lr-tb"/>
    </style:style>
    <style:style style:name="P36" style:family="paragraph" style:parent-style-name="Text_20_body" style:list-style-name="L12">
      <style:paragraph-properties fo:break-before="page"/>
    </style:style>
    <style:style style:name="P37" style:family="paragraph" style:parent-style-name="ForsideKunstSkrift" style:master-page-name="MPF0">
      <style:paragraph-properties style:page-number="auto" fo:break-before="page"/>
      <style:text-properties fo:language="en" fo:country="GB"/>
    </style:style>
    <style:style style:name="P38"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language="en" fo:country="GB" officeooo:rsid="0015482f" style:font-name-complex="Calibri"/>
    </style:style>
    <style:style style:name="T4" style:family="text">
      <style:text-properties fo:font-size="10pt" fo:language="en" fo:country="GB" style:font-size-asian="10pt" style:font-size-complex="10pt"/>
    </style:style>
    <style:style style:name="T5" style:family="text">
      <style:text-properties fo:font-size="10pt" fo:language="da" fo:country="DK" style:font-size-asian="10pt" style:font-size-complex="10pt"/>
    </style:style>
    <style:style style:name="T6" style:family="text">
      <style:text-properties fo:color="#d46c0e" fo:font-size="10pt" fo:language="da" fo:country="DK" style:font-size-asian="10pt" style:font-size-complex="10pt"/>
    </style:style>
    <style:style style:name="T7" style:family="text">
      <style:text-properties style:font-name-complex="Calibri"/>
    </style:style>
    <style:style style:name="T8"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0"/>
      <text:p text:style-name="P5"><text:title>CPR Broker</text:title></text:p>
      <text:p text:style-name="P8"><text:subject>Release notes</text:subject></text:p>
      <text:p text:style-name="P10"/>
      <text:p text:style-name="P10"/>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4">© Copyright </text:span></text:span><text:span text:style-name="Default_20_Paragraph_20_Font"><text:span text:style-name="T4"><text:date style:data-style-name="N10106" text:date-value="2013-03-15T15:30:37.55">2013</text:date></text:span></text:span></text:p>
      <text:p text:style-name="P1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7"><text:a xlink:type="simple" xlink:href="#__RefHeading__744_2098529114">Introduction<text:tab/>3</text:a></text:p>
          <text:p text:style-name="P7"><text:a xlink:type="simple" xlink:href="#__RefHeading__436_46715803">Version 1.0.1<text:tab/>4</text:a></text:p>
          <text:p text:style-name="P7"><text:a xlink:type="simple" xlink:href="#__RefHeading__2855_712427283">Version 1.1.0<text:tab/>5</text:a></text:p>
          <text:p text:style-name="P11"><text:a xlink:type="simple" xlink:href="#__RefHeading__2857_712427283">Interface changes<text:tab/>5</text:a></text:p>
          <text:p text:style-name="P11"><text:a xlink:type="simple" xlink:href="#__RefHeading__2859_712427283">Changed Dlls<text:tab/>5</text:a></text:p>
          <text:p text:style-name="P12"><text:a xlink:type="simple" xlink:href="#__RefHeading__2861_712427283">CprBroker.Engine<text:tab/>5</text:a></text:p>
          <text:p text:style-name="P12"><text:a xlink:type="simple" xlink:href="#__RefHeading__2863_712427283">CprBroker.Schemas<text:tab/>6</text:a></text:p>
          <text:p text:style-name="P12"><text:a xlink:type="simple" xlink:href="#__RefHeading__2865_712427283">CprBroker.Providers.DPR<text:tab/>6</text:a></text:p>
          <text:p text:style-name="P7"><text:a xlink:type="simple" xlink:href="#__RefHeading__2867_712427283">Version 1.1.1<text:tab/>7</text:a></text:p>
          <text:p text:style-name="P11"><text:a xlink:type="simple" xlink:href="#__RefHeading__2659_712427283">Changed Dlls<text:tab/>7</text:a></text:p>
          <text:p text:style-name="P12"><text:a xlink:type="simple" xlink:href="#__RefHeading__2661_712427283">CprBroker.Engine<text:tab/>7</text:a></text:p>
          <text:p text:style-name="P12"><text:a xlink:type="simple" xlink:href="#__RefHeading__2663_712427283">CprBroker.Schemas<text:tab/>8</text:a></text:p>
          <text:p text:style-name="P12"><text:a xlink:type="simple" xlink:href="#__RefHeading__2665_712427283">CprBroker.Utilities<text:tab/>8</text:a></text:p>
          <text:p text:style-name="P7"><text:a xlink:type="simple" xlink:href="#__RefHeading__2869_712427283">Version 1.1.2<text:tab/>9</text:a></text:p>
          <text:p text:style-name="P11"><text:a xlink:type="simple" xlink:href="#__RefHeading__2871_712427283">E&amp;M Database implementation<text:tab/>9</text:a></text:p>
          <text:p text:style-name="P11"><text:a xlink:type="simple" xlink:href="#__RefHeading__2873_712427283">New installer version<text:tab/>9</text:a></text:p>
          <text:p text:style-name="P12"><text:a xlink:type="simple" xlink:href="#__RefHeading__2875_712427283">Custom actions<text:tab/>9</text:a></text:p>
          <text:p text:style-name="P12"><text:a xlink:type="simple" xlink:href="#__RefHeading__2877_712427283">Silent installations<text:tab/>9</text:a></text:p>
          <text:p text:style-name="P12"><text:a xlink:type="simple" xlink:href="#__RefHeading__2879_712427283">Easier upgrades<text:tab/>9</text:a></text:p>
          <text:p text:style-name="P7"><text:a xlink:type="simple" xlink:href="#__RefHeading__1335_482065050">Version 1.2<text:tab/>10</text:a></text:p>
          <text:p text:style-name="P11"><text:a xlink:type="simple" xlink:href="#__RefHeading__1337_482065050">DPR<text:tab/>10</text:a></text:p>
          <text:p text:style-name="P11"><text:a xlink:type="simple" xlink:href="#__RefHeading__1427_482065050">Website<text:tab/>10</text:a></text:p>
          <text:p text:style-name="P11"><text:a xlink:type="simple" xlink:href="#__RefHeading__1429_482065050">Engine<text:tab/>10</text:a></text:p>
          <text:p text:style-name="P11"><text:a xlink:type="simple" xlink:href="#__RefHeading__1339_482065050">Installer enhancements<text:tab/>10</text:a></text:p>
          <text:p text:style-name="P7"><text:a xlink:type="simple" xlink:href="#__RefHeading__5101_1326892948">Version 1.3<text:tab/>12</text:a></text:p>
          <text:p text:style-name="P11"><text:a xlink:type="simple" xlink:href="#__RefHeading__5103_1326892948">CPR Direct<text:tab/>12</text:a></text:p>
          <text:p text:style-name="P12"><text:a xlink:type="simple" xlink:href="#__RefHeading__1496_1326892948">Extract Data provider<text:tab/>12</text:a></text:p>
          <text:p text:style-name="P12"><text:a xlink:type="simple" xlink:href="#__RefHeading__5105_1326892948">Client data provider<text:tab/>12</text:a></text:p>
          <text:p text:style-name="P11"><text:a xlink:type="simple" xlink:href="#__RefHeading__5107_1326892948">Engine<text:tab/>12</text:a></text:p>
          <text:p text:style-name="P7"><text:a xlink:type="simple" xlink:href="#__RefHeading__5109_1326892948">Version 1.3.1<text:tab/>13</text:a></text:p>
          <text:p text:style-name="P11"><text:a xlink:type="simple" xlink:href="#__RefHeading__1642_164760157">Engine<text:tab/>13</text:a></text:p>
          <text:p text:style-name="P11"><text:a xlink:type="simple" xlink:href="#__RefHeading__6770_58562128">Back end service<text:tab/>13</text:a></text:p>
          <text:p text:style-name="P11"><text:a xlink:type="simple" xlink:href="#__RefHeading__1644_164760157">Installer<text:tab/>13</text:a></text:p>
          <text:p text:style-name="P7"><text:a xlink:type="simple" xlink:href="#__RefHeading__1739_367244219">Version 1.3.2<text:tab/>14</text:a></text:p>
          <text:p text:style-name="P11"><text:a xlink:type="simple" xlink:href="#__RefHeading__1741_367244219">CPR Direct<text:tab/>14</text:a></text:p>
          <text:p text:style-name="P11"><text:a xlink:type="simple" xlink:href="#__RefHeading__12903_997733932">Installer<text:tab/>14</text:a></text:p>
          <text:p text:style-name="P7"><text:a xlink:type="simple" xlink:href="#__RefHeading__1833_493181037">Version 1.4<text:tab/>15</text:a></text:p>
          <text:p text:style-name="P11"><text:a xlink:type="simple" xlink:href="#__RefHeading__1764_1050239833">DPR<text:tab/>15</text:a></text:p>
          <text:p text:style-name="P11"><text:a xlink:type="simple" xlink:href="#__RefHeading__1988_938970145">KMD &amp; CPR Direct<text:tab/>15</text:a></text:p>
          <text:p text:style-name="P11"><text:a xlink:type="simple" xlink:href="#__RefHeading__1766_1050239833">E&amp;M<text:tab/>15</text:a></text:p>
          <text:p text:style-name="P11"><text:a xlink:type="simple" xlink:href="#__RefHeading__1768_1050239833">Engine<text:tab/>15</text:a></text:p>
          <text:p text:style-name="P11"><text:a xlink:type="simple" xlink:href="#__RefHeading__1770_1050239833">Database<text:tab/>15</text:a></text:p>
          <text:p text:style-name="P7"><text:a xlink:type="simple" xlink:href="#__RefHeading__1990_938970145">Version 1.5<text:tab/>16</text:a></text:p>
          <text:p text:style-name="P11"><text:a xlink:type="simple" xlink:href="#__RefHeading__1992_938970145">Part person interface<text:tab/>16</text:a></text:p>
          <text:p text:style-name="P11"><text:a xlink:type="simple" xlink:href="#__RefHeading__1994_938970145">DPR<text:tab/>16</text:a></text:p>
          <text:p text:style-name="P11"><text:a xlink:type="simple" xlink:href="#__RefHeading__1996_938970145">KMD<text:tab/>16</text:a></text:p>
          <text:p text:style-name="P11"><text:a xlink:type="simple" xlink:href="#__RefHeading__1998_938970145">E&amp;M<text:tab/>16</text:a></text:p>
          <text:p text:style-name="P11"><text:a xlink:type="simple" xlink:href="#__RefHeading__2000_938970145">CPR Direct<text:tab/>17</text:a></text:p>
          <text:p text:style-name="P11"><text:a xlink:type="simple" xlink:href="#__RefHeading__2068_437870872">Database schema<text:tab/>17</text:a></text:p>
        </text:index-body>
      </text:table-of-content>
      <text:p text:style-name="P6"/>
      <text:h text:style-name="P15" text:outline-level="1"><text:bookmark-start text:name="__RefHeading__744_2098529114"/>Introduction<text:bookmark-end text:name="__RefHeading__744_2098529114"/></text:h>
      <text:p text:style-name="P4">This document lists all the versions of CPR Broker that are released after the first release.</text:p>
      <text:p text:style-name="P3"/>
      <text:h text:style-name="P14" text:outline-level="1"><text:bookmark-start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6150250641478644316" text:style-name="L1">
        <text:list-item>
          <text:p text:style-name="P17">Extra logging at key points in DPR to show decisions about using DPR diversion or skipping it.</text:p>
        </text:list-item>
        <text:list-item>
          <text:p text:style-name="P17">A new configuration property : DisableDiversion has been added to DPR data provider. The new property disables usage of DPR diversion (viderestilling) and thus using only the local DPR database records.</text:p>
        </text:list-item>
        <text:list-item>
          <text:p text:style-name="P17">The data providers configuration page now shows Boolean data provider properties as check boxed.</text:p>
        </text:list-item>
      </text:list>
      <text:h text:style-name="Heading_20_1" text:outline-level="1"><text:bookmark-start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start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844627242281522647" text:style-name="L2">
        <text:list-item>
          <text:p text:style-name="P18"><text:span text:style-name="Default_20_Paragraph_20_Font"><text:span text:style-name="T1">200 (OK) if all the UUIDs were found and successfully read.</text:span></text:span></text:p>
        </text:list-item>
        <text:list-item>
          <text:p text:style-name="P18"><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8"><text:span text:style-name="Default_20_Paragraph_20_Font"><text:span text:style-name="T1">400 (BAD_CLIENT_REQUEST) if </text:span></text:span></text:p>
          <text:p text:style-name="P18"><text:span text:style-name="Default_20_Paragraph_20_Font"><text:span text:style-name="T1">The application token is invalid, or </text:span></text:span></text:p>
          <text:p text:style-name="P18"><text:span text:style-name="Default_20_Paragraph_20_Font"><text:span text:style-name="T1">Input validation fails for a well known reason, such as an invalid/unknown UUID.</text:span></text:span></text:p>
        </text:list-item>
        <text:list-item>
          <text:p text:style-name="P18"><text:span text:style-name="Default_20_Paragraph_20_Font"><text:span text:style-name="T1">500 (UNSPECIFIED) if </text:span></text:span></text:p>
          <text:p text:style-name="P18"><text:span text:style-name="Default_20_Paragraph_20_Font"><text:span text:style-name="T1">Input validation fails for an unknown reason</text:span></text:span></text:p>
          <text:p text:style-name="P18"><text:span text:style-name="Default_20_Paragraph_20_Font"><text:span text:style-name="T1">An exception has occurred and cannot be handled</text:span></text:span></text:p>
        </text:list-item>
        <text:list-item>
          <text:p text:style-name="P18"><text:span text:style-name="Default_20_Paragraph_20_Font"><text:span text:style-name="T1">503 (DATASOURCE_UNAVAILABLE) if </text:span></text:span></text:p>
          <text:p text:style-name="P18"><text:span text:style-name="Default_20_Paragraph_20_Font"><text:span text:style-name="T1">There are no internal or external data providers defined in the system that can process the request, or</text:span></text:span></text:p>
          <text:p text:style-name="P18"><text:span text:style-name="Default_20_Paragraph_20_Font"><text:span text:style-name="T1">All the UUIDs did not match any known person data</text:span></text:span></text:p>
          <text:p text:style-name="P18"><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start text:name="__RefHeading__2859_712427283"/><text:span text:style-name="Default_20_Paragraph_20_Font"><text:span text:style-name="T1">Changed Dlls</text:span></text:span><text:bookmark-end text:name="__RefHeading__2859_712427283"/></text:h>
      <text:h text:style-name="Heading_20_3" text:outline-level="3"><text:bookmark-start text:name="__RefHeading__2861_712427283"/><text:soft-page-break/><text:span text:style-name="Default_20_Paragraph_20_Font"><text:span text:style-name="T1">CprBroker.Engine</text:span></text:span><text:bookmark-end text:name="__RefHeading__2861_712427283"/></text:h>
      <text:list xml:id="list5207867591519068252" text:style-name="L3">
        <text:list-item>
          <text:p text:style-name="P19"><text:span text:style-name="Default_20_Paragraph_20_Font"><text:span text:style-name="T1">Sub methods can now be greater than maximum wait handles supported by the </text:span></text:span><text:span text:style-name="Default_20_Paragraph_20_Font"><text:span text:style-name="T1">system. This affects the List method at the moment.</text:span></text:span></text:p>
        </text:list-item>
        <text:list-item>
          <text:p text:style-name="P19"><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start text:name="__RefHeading__2863_712427283"/><text:span text:style-name="Default_20_Paragraph_20_Font"><text:span text:style-name="T1">CprBroker.Schemas</text:span></text:span><text:bookmark-end text:name="__RefHeading__2863_712427283"/></text:h>
      <text:list xml:id="list4889348995471221847" text:style-name="L4">
        <text:list-item>
          <text:p text:style-name="P20"><text:span text:style-name="Default_20_Paragraph_20_Font"><text:span text:style-name="T1">New return code : 206 (PARTIAL_SUCCESS)</text:span></text:span></text:p>
        </text:list-item>
        <text:list-item>
          <text:p text:style-name="P20"><text:span text:style-name="Default_20_Paragraph_20_Font"><text:span text:style-name="T1">Code refactoring and some new construction methods</text:span></text:span></text:p>
        </text:list-item>
      </text:list>
      <text:h text:style-name="Heading_20_3" text:outline-level="3"><text:bookmark-start text:name="__RefHeading__2865_712427283"/><text:span text:style-name="Default_20_Paragraph_20_Font"><text:span text:style-name="T1">CprBroker.Providers.DPR</text:span></text:span><text:bookmark-end text:name="__RefHeading__2865_712427283"/></text:h>
      <text:list xml:id="list1755379120355395695" text:style-name="L5">
        <text:list-item>
          <text:p text:style-name="P21"><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start text:name="__RefHeading__2867_712427283"/><text:span text:style-name="Default_20_Paragraph_20_Font"><text:span text:style-name="T1">Version 1.1.1</text:span></text:span><text:bookmark-end text:name="__RefHeading__2867_712427283"/></text:h>
      <text:p text:style-name="Text_20_body">The<text:span text:style-name="T7"> </text:span>List<text:span text:style-name="T7"> </text:span>operation<text:span text:style-name="T7"> </text:span>no<text:span text:style-name="T7"> </text:span>longer<text:span text:style-name="T7"> </text:span>completely<text:span text:style-name="T7"> </text:span>fails<text:span text:style-name="T7"> </text:span>if<text:span text:style-name="T7"> </text:span>one<text:span text:style-name="T7"> </text:span>or<text:span text:style-name="T7"> </text:span>more<text:span text:style-name="T7"> </text:span>UUID<text:span text:style-name="T7"> </text:span>is<text:span text:style-name="T7"> </text:span>not<text:span text:style-name="T7"> </text:span>mapped<text:span text:style-name="T7"> </text:span>to<text:span text:style-name="T7"> </text:span>a<text:span text:style-name="T7"> </text:span>CPR<text:span text:style-name="T7"> </text:span>number<text:span text:style-name="T7">. </text:span>Instead<text:span text:style-name="T7">, </text:span>this<text:span text:style-name="T7"> </text:span>case<text:span text:style-name="T7"> </text:span>is<text:span text:style-name="T7"> </text:span>treated<text:span text:style-name="T7"> </text:span>in<text:span text:style-name="T7"> </text:span>a<text:span text:style-name="T7"> </text:span>similar<text:span text:style-name="T7"> </text:span>way<text:span text:style-name="T7"> </text:span>as<text:span text:style-name="T7"> </text:span>if<text:span text:style-name="T7"> </text:span>there<text:span text:style-name="T7"> </text:span>is<text:span text:style-name="T7"> </text:span>no<text:span text:style-name="T7"> </text:span>data<text:span text:style-name="T7"> </text:span>provider<text:span text:style-name="T7"> </text:span>that<text:span text:style-name="T7"> </text:span>has<text:span text:style-name="T7"> </text:span>data<text:span text:style-name="T7"> </text:span>for<text:span text:style-name="T7"> </text:span>the<text:span text:style-name="T7"> </text:span>CPR<text:span text:style-name="T7"> </text:span>number<text:span text:style-name="T7">, </text:span>although<text:span text:style-name="T7"> </text:span>the<text:span text:style-name="T7"> </text:span>error<text:span text:style-name="T7"> </text:span>message<text:span text:style-name="T7"> </text:span>is<text:span text:style-name="T7"> </text:span>different<text:span text:style-name="T7">.</text:span></text:p>
      <text:p text:style-name="Text_20_body">In<text:span text:style-name="T7"> </text:span>clear<text:span text:style-name="T7"> </text:span>text<text:span text:style-name="T7">, </text:span>List<text:span text:style-name="T7"> </text:span>operation<text:span text:style-name="T7"> </text:span>will<text:span text:style-name="T7"> </text:span>return<text:span text:style-name="T7"> </text:span>status<text:span text:style-name="T7"> </text:span>codes<text:span text:style-name="T7"> </text:span>as<text:span text:style-name="T7"> </text:span>follows</text:p>
      <text:list xml:id="list2380597759425085582" text:style-name="WW8Num4">
        <text:list-item>
          <text:p text:style-name="P22"><text:span text:style-name="T7">200 (</text:span>OK<text:span text:style-name="T7">) </text:span>if<text:span text:style-name="T7"> </text:span>all<text:span text:style-name="T7"> </text:span>the<text:span text:style-name="T7"> </text:span>UUIDs<text:span text:style-name="T7"> </text:span>were<text:span text:style-name="T7"> </text:span>found<text:span text:style-name="T7"> </text:span>and<text:span text:style-name="T7"> </text:span>successfully<text:span text:style-name="T7"> </text:span>read</text:p>
        </text:list-item>
        <text:list-item>
          <text:p text:style-name="P22"><text:span text:style-name="T7">206 (</text:span>PARTIAL<text:span text:style-name="T7">_</text:span>SUCCESS<text:span text:style-name="T7">) </text:span>if<text:span text:style-name="T7"> </text:span>at<text:span text:style-name="T7"> </text:span>least<text:span text:style-name="T7"> </text:span>one<text:span text:style-name="T7"> </text:span>person<text:span text:style-name="T7"> </text:span>was<text:span text:style-name="T7"> </text:span>retrieved<text:span text:style-name="T7"> </text:span>and<text:span text:style-name="T7"> </text:span>at<text:span text:style-name="T7"> </text:span>least<text:span text:style-name="T7"> </text:span>one<text:span text:style-name="T7"> </text:span>person<text:span text:style-name="T7"> </text:span>UUID<text:span text:style-name="T7"> </text:span>not<text:span text:style-name="T7"> </text:span>mapped<text:span text:style-name="T7"> </text:span>to<text:span text:style-name="T7"> </text:span>a<text:span text:style-name="T7"> </text:span>CPR<text:span text:style-name="T7"> </text:span>number<text:span text:style-name="T7"> </text:span>or<text:span text:style-name="T7"> </text:span>whose<text:span text:style-name="T7"> </text:span>data<text:span text:style-name="T7"> </text:span>could<text:span text:style-name="T7"> </text:span>not<text:span text:style-name="T7"> </text:span>be<text:span text:style-name="T7"> </text:span>retrieved<text:span text:style-name="T7">. </text:span>The<text:span text:style-name="T7"> </text:span>status<text:span text:style-name="T7"> </text:span>text<text:span text:style-name="T7"> </text:span>field<text:span text:style-name="T7"> </text:span>will<text:span text:style-name="T7"> </text:span>contain<text:span text:style-name="T7"> </text:span>more<text:span text:style-name="T7"> </text:span>details<text:span text:style-name="T7"> (</text:span>including<text:span text:style-name="T7"> </text:span>the<text:span text:style-name="T7"> </text:span>UUIDs<text:span text:style-name="T7">). </text:span>The<text:span text:style-name="T7"> </text:span>error<text:span text:style-name="T7"> </text:span>message<text:span text:style-name="T7"> </text:span>would<text:span text:style-name="T7"> </text:span>be<text:span text:style-name="T7"> </text:span>like<text:span text:style-name="T7"> </text:span>this<text:span text:style-name="T7"> : </text:span></text:p>
        </text:list-item>
      </text:list>
      <text:p text:style-name="Text_20_body">Partial<text:span text:style-name="T7"> </text:span>success<text:span text:style-name="T7">. </text:span>Failed<text:span text:style-name="T7"> = </text:span>Unknown<text:span text:style-name="T7"> </text:span>UUID<text:span text:style-name="T7"> : &lt;</text:span>uuid<text:span text:style-name="T7">1,</text:span>uuid<text:span text:style-name="T7">1,…&gt;;</text:span>Data<text:span text:style-name="T7"> </text:span>provider<text:span text:style-name="T7"> </text:span>failed<text:span text:style-name="T7"> : &lt;</text:span>uuid<text:span text:style-name="T7">3,</text:span>uuid<text:span text:style-name="T7">4,…&gt;</text:span></text:p>
      <text:list xml:id="list35454829" text:continue-numbering="true" text:style-name="WW8Num4">
        <text:list-item>
          <text:p text:style-name="P22"><text:span text:style-name="T7">400 (</text:span>BAD<text:span text:style-name="T7">_</text:span>CLIENT<text:span text:style-name="T7">_</text:span>REQUEST<text:span text:style-name="T7">) </text:span>if<text:span text:style-name="T7"> </text:span></text:p>
          <text:list>
            <text:list-item>
              <text:p text:style-name="P22">The<text:span text:style-name="T7"> </text:span>application<text:span text:style-name="T7"> </text:span>token<text:span text:style-name="T7"> </text:span>is<text:span text:style-name="T7"> </text:span>invalid<text:span text:style-name="T7">, </text:span>or<text:span text:style-name="T7"> </text:span></text:p>
            </text:list-item>
            <text:list-item>
              <text:p text:style-name="P22">Input<text:span text:style-name="T7"> </text:span>validation<text:span text:style-name="T7"> </text:span>fails<text:span text:style-name="T7"> </text:span>for<text:span text:style-name="T7"> </text:span>a<text:span text:style-name="T7"> </text:span>well<text:span text:style-name="T7"> </text:span>known<text:span text:style-name="T7"> </text:span>reason<text:span text:style-name="T7">, </text:span>such<text:span text:style-name="T7"> </text:span>as<text:span text:style-name="T7"> </text:span>an<text:span text:style-name="T7"> </text:span>invalid<text:span text:style-name="T7"> </text:span>UUID<text:span text:style-name="T7">.</text:span></text:p>
            </text:list-item>
          </text:list>
        </text:list-item>
        <text:list-item>
          <text:p text:style-name="P22"><text:span text:style-name="T7">500 (</text:span>UNSPECIFIED<text:span text:style-name="T7">) </text:span>if<text:span text:style-name="T7"> </text:span></text:p>
          <text:list>
            <text:list-item>
              <text:p text:style-name="P22">Input<text:span text:style-name="T7"> </text:span>validation<text:span text:style-name="T7"> </text:span>fails<text:span text:style-name="T7"> </text:span>for<text:span text:style-name="T7"> </text:span>an<text:span text:style-name="T7"> </text:span>unknown<text:span text:style-name="T7"> </text:span>reason</text:p>
            </text:list-item>
            <text:list-item>
              <text:p text:style-name="P22">An<text:span text:style-name="T7"> </text:span>exception<text:span text:style-name="T7"> </text:span>has<text:span text:style-name="T7"> </text:span>occurred<text:span text:style-name="T7"> </text:span>and<text:span text:style-name="T7"> </text:span>cannot<text:span text:style-name="T7"> </text:span>be<text:span text:style-name="T7"> </text:span>handled</text:p>
            </text:list-item>
          </text:list>
        </text:list-item>
        <text:list-item>
          <text:p text:style-name="P22"><text:span text:style-name="T7">503 (</text:span>DATASOURCE<text:span text:style-name="T7">_</text:span>UNAVAILABLE<text:span text:style-name="T7">) </text:span>if<text:span text:style-name="T7"> </text:span></text:p>
          <text:list>
            <text:list-item>
              <text:p text:style-name="P22">There<text:span text:style-name="T7"> </text:span>are<text:span text:style-name="T7"> </text:span>no<text:span text:style-name="T7"> </text:span>internal<text:span text:style-name="T7"> </text:span>or<text:span text:style-name="T7"> </text:span>external<text:span text:style-name="T7"> </text:span>data<text:span text:style-name="T7"> </text:span>providers<text:span text:style-name="T7"> </text:span>defined<text:span text:style-name="T7"> </text:span>in<text:span text:style-name="T7"> </text:span>the<text:span text:style-name="T7"> </text:span>system<text:span text:style-name="T7"> </text:span>that<text:span text:style-name="T7"> </text:span>can<text:span text:style-name="T7"> </text:span>process<text:span text:style-name="T7"> </text:span>the<text:span text:style-name="T7"> </text:span>request<text:span text:style-name="T7">, </text:span>or</text:p>
            </text:list-item>
            <text:list-item>
              <text:p text:style-name="P22">All<text:span text:style-name="T7"> </text:span>the<text:span text:style-name="T7"> </text:span>UUIDs<text:span text:style-name="T7"> </text:span>did<text:span text:style-name="T7"> </text:span>not<text:span text:style-name="T7"> </text:span>match<text:span text:style-name="T7"> </text:span>any<text:span text:style-name="T7"> </text:span>known<text:span text:style-name="T7"> </text:span>CPR<text:span text:style-name="T7"> </text:span>number<text:span text:style-name="T7"> </text:span>or<text:span text:style-name="T7"> </text:span>person<text:span text:style-name="T7"> </text:span>data</text:p>
            </text:list-item>
          </text:list>
        </text:list-item>
      </text:list>
      <text:p text:style-name="Text_20_body">The<text:span text:style-name="T7"> </text:span>above<text:span text:style-name="T7"> </text:span>description<text:span text:style-name="T7"> </text:span>applies<text:span text:style-name="T7"> </text:span>to<text:span text:style-name="T7"> </text:span>all<text:span text:style-name="T7"> </text:span>other<text:span text:style-name="T7"> </text:span>interface<text:span text:style-name="T7"> </text:span>methods<text:span text:style-name="T7">, </text:span>except<text:span text:style-name="T7"> </text:span>for<text:span text:style-name="T7"> </text:span>the<text:span text:style-name="T7"> </text:span>parts<text:span text:style-name="T7"> </text:span>that<text:span text:style-name="T7"> </text:span>are<text:span text:style-name="T7"> </text:span>specific<text:span text:style-name="T7"> </text:span>to<text:span text:style-name="T7"> </text:span>List<text:span text:style-name="T7">()</text:span></text:p>
      <text:h text:style-name="Heading_20_2" text:outline-level="2"><text:bookmark-start text:name="__RefHeading__2659_712427283"/>Changed<text:span text:style-name="T8"> </text:span>Dlls<text:bookmark-end text:name="__RefHeading__2659_712427283"/></text:h>
      <text:h text:style-name="Heading_20_3" text:outline-level="3"><text:bookmark-start text:name="__RefHeading__2661_712427283"/>CprBroker<text:span text:style-name="T8">.</text:span>Engine<text:bookmark-end text:name="__RefHeading__2661_712427283"/></text:h>
      <text:list xml:id="list35446574" text:continue-numbering="true" text:style-name="WW8Num4">
        <text:list-item>
          <text:p text:style-name="P22">UUID<text:span text:style-name="T7"> </text:span>mapping<text:span text:style-name="T7"> </text:span>to<text:span text:style-name="T7"> </text:span>CPR<text:span text:style-name="T7"> </text:span>numbers<text:span text:style-name="T7"> </text:span>is<text:span text:style-name="T7"> </text:span>now<text:span text:style-name="T7"> </text:span>part<text:span text:style-name="T7"> </text:span>of<text:span text:style-name="T7"> </text:span>the<text:span text:style-name="T7"> </text:span>actual<text:span text:style-name="T7"> </text:span>read<text:span text:style-name="T7"> </text:span>operation<text:span text:style-name="T7"> </text:span>logic<text:span text:style-name="T7"> </text:span>rather<text:span text:style-name="T7"> </text:span>than<text:span text:style-name="T7"> </text:span>input<text:span text:style-name="T7"> </text:span>validation<text:span text:style-name="T7">.</text:span></text:p>
        </text:list-item>
        <text:list-item>
          <text:p text:style-name="P22">New<text:span text:style-name="T7"> </text:span>method<text:span text:style-name="T7"> </text:span>SubMethodInfo<text:span text:style-name="T7">. </text:span>PossibleErrorReason<text:span text:style-name="T7">(). </text:span></text:p>
        </text:list-item>
      </text:list>
      <text:h text:style-name="Heading_20_3" text:outline-level="3"><text:bookmark-start text:name="__RefHeading__2663_712427283"/><text:soft-page-break/>CprBroker<text:span text:style-name="T8">.</text:span>Schemas<text:bookmark-end text:name="__RefHeading__2663_712427283"/></text:h>
      <text:list xml:id="list35440326" text:continue-numbering="true" text:style-name="WW8Num4">
        <text:list-item>
          <text:p text:style-name="P22">Handling<text:span text:style-name="T7"> </text:span>of<text:span text:style-name="T7"> </text:span>different<text:span text:style-name="T7"> </text:span>failure<text:span text:style-name="T7"> </text:span>reasons<text:span text:style-name="T7"> </text:span>in<text:span text:style-name="T7"> </text:span>partial<text:span text:style-name="T7"> </text:span>success<text:span text:style-name="T7">.</text:span></text:p>
        </text:list-item>
        <text:list-item>
          <text:p text:style-name="P22">New<text:span text:style-name="T7"> </text:span>method<text:span text:style-name="T7"> : </text:span>TilstandVirkningType<text:span text:style-name="T7">.</text:span>ToVirkningType<text:span text:style-name="T7">()</text:span></text:p>
        </text:list-item>
        <text:list-item>
          <text:p text:style-name="P22">Bug<text:span text:style-name="T7"> </text:span>fix<text:span text:style-name="T7"> </text:span>for<text:span text:style-name="T7"> </text:span>calculation<text:span text:style-name="T7"> </text:span>of<text:span text:style-name="T7"> </text:span>effect<text:span text:style-name="T7"> </text:span>dates<text:span text:style-name="T7"> </text:span>for<text:span text:style-name="T7"> </text:span>a<text:span text:style-name="T7"> </text:span>person<text:span text:style-name="T7"> </text:span>registration<text:span text:style-name="T7"> </text:span>whole<text:span text:style-name="T7"> </text:span>effect<text:span text:style-name="T7"> (</text:span>RegistreringType<text:span text:style-name="T7">1. </text:span>Virkning<text:span text:style-name="T7">). </text:span>The<text:span text:style-name="T7"> </text:span>new<text:span text:style-name="T7"> </text:span>calculation<text:span text:style-name="T7"> </text:span>takes<text:span text:style-name="T7"> </text:span>into<text:span text:style-name="T7"> </text:span>account<text:span text:style-name="T7"> </text:span>all<text:span text:style-name="T7"> </text:span>TilstandVirkningType<text:span text:style-name="T7"> </text:span>objects<text:span text:style-name="T7"> </text:span>in<text:span text:style-name="T7"> </text:span>the<text:span text:style-name="T7"> </text:span>RegistreringType<text:span text:style-name="T7">1 </text:span>object<text:span text:style-name="T7">.</text:span></text:p>
        </text:list-item>
        <text:list-item>
          <text:p text:style-name="P22">ToLifeStatus<text:span text:style-name="T7">() </text:span>now<text:span text:style-name="T7"> </text:span>throws<text:span text:style-name="T7"> </text:span>an<text:span text:style-name="T7"> </text:span>exception<text:span text:style-name="T7"> </text:span>if<text:span text:style-name="T7"> </text:span>the<text:span text:style-name="T7"> </text:span>given<text:span text:style-name="T7"> </text:span>status<text:span text:style-name="T7"> </text:span>is<text:span text:style-name="T7"> </text:span>invalid<text:span text:style-name="T7">. </text:span>This<text:span text:style-name="T7"> </text:span>is<text:span text:style-name="T7"> </text:span>determined<text:span text:style-name="T7"> </text:span>through<text:span text:style-name="T7"> </text:span>the<text:span text:style-name="T7"> </text:span>new<text:span text:style-name="T7"> </text:span>method<text:span text:style-name="T7"> </text:span>IsValidCivilRegistrationStatus<text:span text:style-name="T7">() </text:span>which<text:span text:style-name="T7"> </text:span>relies<text:span text:style-name="T7"> </text:span>on<text:span text:style-name="T7"> </text:span>a<text:span text:style-name="T7"> </text:span>new<text:span text:style-name="T7"> </text:span>enumeration<text:span text:style-name="T7">: </text:span>PersonCivilRegistrationStatusCode<text:span text:style-name="T7">.</text:span></text:p>
        </text:list-item>
        <text:list-item>
          <text:p text:style-name="P22">New<text:span text:style-name="T7"> </text:span>method<text:span text:style-name="T7"> : </text:span>UnikIdType<text:span text:style-name="T7">.</text:span>Clone<text:span text:style-name="T7">()</text:span></text:p>
        </text:list-item>
      </text:list>
      <text:h text:style-name="Heading_20_3" text:outline-level="3"><text:bookmark-start text:name="__RefHeading__2665_712427283"/>CprBroker<text:span text:style-name="T8">.</text:span>Utilities<text:bookmark-end text:name="__RefHeading__2665_712427283"/></text:h>
      <text:list xml:id="list35440237" text:continue-numbering="true" text:style-name="WW8Num4">
        <text:list-item>
          <text:p text:style-name="P22"><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start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start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start text:name="__RefHeading__2873_712427283"/><text:span text:style-name="Default_20_Paragraph_20_Font"><text:span text:style-name="T2">New installer version</text:span></text:span><text:bookmark-end text:name="__RefHeading__2873_712427283"/></text:h>
      <text:h text:style-name="Heading_20_3" text:outline-level="3"><text:bookmark-start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start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start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start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start text:name="__RefHeading__1337_482065050"/><text:span text:style-name="Default_20_Paragraph_20_Font"><text:span text:style-name="T2">DPR</text:span></text:span><text:bookmark-end text:name="__RefHeading__1337_482065050"/></text:h>
      <text:list xml:id="list8077305486759625292" text:style-name="L6">
        <text:list-item>
          <text:p text:style-name="P33"><text:span text:style-name="Default_20_Paragraph_20_Font"><text:span text:style-name="T2">Unit tests for most of DPR code.</text:span></text:span></text:p>
        </text:list-item>
        <text:list-item>
          <text:p text:style-name="P33"><text:span text:style-name="Default_20_Paragraph_20_Font"><text:span text:style-name="T2">Code refactoring of DPR code, isolated many of the object creation code into separate methods.</text:span></text:span></text:p>
        </text:list-item>
        <text:list-item>
          <text:p text:style-name="P33"><text:span text:style-name="Default_20_Paragraph_20_Font"><text:span text:style-name="T2">Church membership indicator returns true only if the DPR is 'F'.</text:span></text:span></text:p>
        </text:list-item>
        <text:list-item>
          <text:p text:style-name="P33"><text:span text:style-name="Default_20_Paragraph_20_Font"><text:span text:style-name="T2">Mother/Father CPR number retrieval no longer depends on mother/father marker.</text:span></text:span></text:p>
        </text:list-item>
        <text:list-item>
          <text:p text:style-name="P33"><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33"><text:span text:style-name="Default_20_Paragraph_20_Font"><text:span text:style-name="T2">The system can now detect 'separated' persons and differentiate them from married/registered partners.</text:span></text:span></text:p>
        </text:list-item>
      </text:list>
      <text:h text:style-name="Heading_20_2" text:outline-level="2"><text:bookmark-start text:name="__RefHeading__1427_482065050"/><text:span text:style-name="Default_20_Paragraph_20_Font"><text:span text:style-name="T2">Website</text:span></text:span><text:bookmark-end text:name="__RefHeading__1427_482065050"/></text:h>
      <text:list xml:id="list35455840" text:continue-numbering="true" text:style-name="L6">
        <text:list-item>
          <text:p text:style-name="P33"><text:span text:style-name="Default_20_Paragraph_20_Font"><text:span text:style-name="T2">Faster counting of number of rows in LogEntry table, based on table statistics.</text:span></text:span></text:p>
        </text:list-item>
      </text:list>
      <text:h text:style-name="Heading_20_2" text:outline-level="2"><text:bookmark-start text:name="__RefHeading__1429_482065050"/><text:span text:style-name="Default_20_Paragraph_20_Font"><text:span text:style-name="T2">Engine</text:span></text:span><text:bookmark-end text:name="__RefHeading__1429_482065050"/></text:h>
      <text:list xml:id="list35437385" text:continue-numbering="true" text:style-name="L6">
        <text:list-item>
          <text:p text:style-name="P33"><text:span text:style-name="Default_20_Paragraph_20_Font"><text:span text:style-name="T2">Faster data provider allocation based on IEnumerable rather than List.</text:span></text:span></text:p>
        </text:list-item>
        <text:list-item>
          <text:p text:style-name="P33"><text:span text:style-name="Default_20_Paragraph_20_Font"><text:span text:style-name="T2">Bug fix for the case where there are zero sub methods.</text:span></text:span></text:p>
        </text:list-item>
        <text:list-item>
          <text:p text:style-name="P33"><text:span text:style-name="Default_20_Paragraph_20_Font"><text:span text:style-name="T2">Loading data providers from database is done only once per façade.</text:span></text:span></text:p>
        </text:list-item>
        <text:list-item>
          <text:p text:style-name="P33"><text:span text:style-name="Default_20_Paragraph_20_Font"><text:span text:style-name="T2">Bug fix for reading of new data provider properties that were never set before.</text:span></text:span></text:p>
        </text:list-item>
        <text:list-item>
          <text:p text:style-name="P33"><text:span text:style-name="Default_20_Paragraph_20_Font"><text:span text:style-name="T2">Bug fix: related persons throw an exception if could not be mapped to UUID's</text:span></text:span></text:p>
        </text:list-item>
      </text:list>
      <text:h text:style-name="Heading_20_2" text:outline-level="2"><text:bookmark-start text:name="__RefHeading__1339_482065050"/><text:span text:style-name="Default_20_Paragraph_20_Font"><text:span text:style-name="T2">Installer enhancements</text:span></text:span><text:bookmark-end text:name="__RefHeading__1339_482065050"/></text:h>
      <text:list xml:id="list5185598920102412138" text:style-name="L7">
        <text:list-item>
          <text:p text:style-name="P23"><text:span text:style-name="Default_20_Paragraph_20_Font"><text:span text:style-name="T2">Bug fix for the case when database name contains an ampersand (&amp;).</text:span></text:span></text:p>
        </text:list-item>
        <text:list-item>
          <text:p text:style-name="P23"><text:span text:style-name="Default_20_Paragraph_20_Font"><text:span text:style-name="T2">Referenced libraries organization.</text:span></text:span></text:p>
        </text:list-item>
        <text:list-item>
          <text:p text:style-name="P23"><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3"><text:span text:style-name="Default_20_Paragraph_20_Font"><text:span text:style-name="T2">The installer now requires (and checks for) elevated privileges.</text:span></text:span></text:p>
        </text:list-item>
        <text:list-item>
          <text:p text:style-name="P23"><text:span text:style-name="Default_20_Paragraph_20_Font"><text:span text:style-name="T2">The installer does not allow installation as virtual directory if there are no existing websites on the target machine.</text:span></text:span></text:p>
        </text:list-item>
        <text:list-item>
          <text:p text:style-name="P23"><text:span text:style-name="Default_20_Paragraph_20_Font"><text:span text:style-name="T2">Progress text for most custom actions.</text:span></text:span></text:p>
        </text:list-item>
        <text:list-item>
          <text:p text:style-name="P23"><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start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start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start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start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start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start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start text:name="__RefHeading__1642_164760157"/><text:span text:style-name="Default_20_Paragraph_20_Font"><text:span text:style-name="T2">Engine</text:span></text:span><text:bookmark-end text:name="__RefHeading__1642_164760157"/></text:h>
      <text:list xml:id="list7833755699478523361" text:style-name="L8">
        <text:list-item>
          <text:p text:style-name="P34"><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start text:name="__RefHeading__6770_58562128"/><text:span text:style-name="Default_20_Paragraph_20_Font"><text:span text:style-name="T2">Back end service</text:span></text:span><text:bookmark-end text:name="__RefHeading__6770_58562128"/></text:h>
      <text:list xml:id="list3987537422710427006" text:style-name="L9">
        <text:list-item>
          <text:p text:style-name="P24"><text:span text:style-name="Default_20_Paragraph_20_Font"><text:span text:style-name="T2">Synchronization of birth dates is now in batches of size 1000</text:span></text:span></text:p>
        </text:list-item>
      </text:list>
      <text:h text:style-name="Heading_20_2" text:outline-level="2"><text:bookmark-start text:name="__RefHeading__1644_164760157"/><text:span text:style-name="Default_20_Paragraph_20_Font"><text:span text:style-name="T2">Installer</text:span></text:span><text:bookmark-end text:name="__RefHeading__1644_164760157"/></text:h>
      <text:list xml:id="list7502912373364900680" text:style-name="L10">
        <text:list-item>
          <text:p text:style-name="P35"><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start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start text:name="__RefHeading__1741_367244219"/><text:span text:style-name="Default_20_Paragraph_20_Font"><text:span text:style-name="T2">CPR Direct</text:span></text:span><text:bookmark-end text:name="__RefHeading__1741_367244219"/></text:h>
      <text:list xml:id="list521145597669113898" text:style-name="L11">
        <text:list-item>
          <text:p text:style-name="P25"><text:span text:style-name="Default_20_Paragraph_20_Font"><text:span text:style-name="T2">Fixes for FTP connection</text:span></text:span></text:p>
        </text:list-item>
        <text:list-item>
          <text:p text:style-name="P25"><text:span text:style-name="Default_20_Paragraph_20_Font"><text:span text:style-name="T2">Separate encodings for extracts and TCP</text:span></text:span></text:p>
        </text:list-item>
        <text:list-item>
          <text:p text:style-name="P25"><text:span text:style-name="Default_20_Paragraph_20_Font"><text:span text:style-name="T2">Fixes for TCP/IP communication with CPR bureau</text:span></text:span></text:p>
        </text:list-item>
        <text:list-item>
          <text:p text:style-name="P25"><text:span text:style-name="Default_20_Paragraph_20_Font"><text:span text:style-name="T2">Isolated extraction from person data refresh</text:span></text:span></text:p>
        </text:list-item>
        <text:list-item>
          <text:p text:style-name="P25"><text:span text:style-name="Default_20_Paragraph_20_Font"><text:span text:style-name="T2">Introduced source objects for CPR Direct</text:span></text:span></text:p>
        </text:list-item>
      </text:list>
      <text:h text:style-name="Heading_20_2" text:outline-level="2"><text:bookmark-start text:name="__RefHeading__12903_997733932"/><text:span text:style-name="Default_20_Paragraph_20_Font"><text:span text:style-name="T2">Installer</text:span></text:span><text:bookmark-end text:name="__RefHeading__12903_997733932"/></text:h>
      <text:list xml:id="list1369792683844840367" text:style-name="L12">
        <text:list-item>
          <text:p text:style-name="P26"><text:span text:style-name="Default_20_Paragraph_20_Font"><text:span text:style-name="T2">The installer has been renamed to CprBroker.msi / CprBroker.exe</text:span></text:span></text:p>
        </text:list-item>
        <text:list-item>
          <text:p text:style-name="P26"><text:span text:style-name="Default_20_Paragraph_20_Font"><text:span text:style-name="T2">Generic database and website patching code and SQL</text:span></text:span></text:p>
          <text:p text:style-name="P26"><text:span text:style-name="Default_20_Paragraph_20_Font"><text:span text:style-name="T2"/></text:span></text:p>
        </text:list-item>
      </text:list>
      <text:h text:style-name="P16" text:outline-level="1"><text:bookmark-start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start text:name="__RefHeading__1764_1050239833"/><text:span text:style-name="Default_20_Paragraph_20_Font"><text:span text:style-name="T2">DPR</text:span></text:span><text:bookmark-end text:name="__RefHeading__1764_1050239833"/></text:h>
      <text:list xml:id="list8219218026966085581" text:style-name="L13">
        <text:list-item>
          <text:p text:style-name="P27"><text:span text:style-name="Default_20_Paragraph_20_Font"><text:span text:style-name="T2">AddressPostal.DistrictName now contains city name.</text:span></text:span></text:p>
        </text:list-item>
        <text:list-item>
          <text:p text:style-name="P27"><text:span text:style-name="Default_20_Paragraph_20_Font"><text:span text:style-name="T2">SpecialVejKode added.</text:span></text:span></text:p>
        </text:list-item>
      </text:list>
      <text:h text:style-name="Heading_20_2" text:outline-level="2"><text:bookmark-start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start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start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start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start text:name="__RefHeading__1990_938970145"/><text:span text:style-name="Default_20_Paragraph_20_Font"><text:span text:style-name="T2">Version </text:span></text:span><text:span text:style-name="Default_20_Paragraph_20_Font"><text:span text:style-name="T3">2.1</text:span></text:span><text:bookmark-end text:name="__RefHeading__1990_938970145"/></text:h>
      <text:p text:style-name="Text_20_body"><text:span text:style-name="Default_20_Paragraph_20_Font"><text:span text:style-name="T2">The main features of this version are</text:span></text:span></text:p>
      <text:list xml:id="list1579609417146161816" text:style-name="L14">
        <text:list-item>
          <text:p text:style-name="P28"><text:span text:style-name="Default_20_Paragraph_20_Font"><text:span text:style-name="T2">CprBorgerType is returned from all data sources</text:span></text:span></text:p>
        </text:list-item>
        <text:list-item>
          <text:p text:style-name="P28"><text:span text:style-name="Default_20_Paragraph_20_Font"><text:span text:style-name="T2">City name is now returned in DistrictSubdivisionIdentifier</text:span></text:span></text:p>
        </text:list-item>
      </text:list>
      <text:h text:style-name="Heading_20_2" text:outline-level="2"><text:bookmark-start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start text:name="__RefHeading__1994_938970145"/><text:span text:style-name="Default_20_Paragraph_20_Font"><text:span text:style-name="T1">DPR</text:span></text:span><text:bookmark-end text:name="__RefHeading__1994_938970145"/></text:h>
      <text:list xml:id="list5603008369121307528" text:style-name="L15">
        <text:list-item>
          <text:p text:style-name="P29"><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9"><text:span text:style-name="Default_20_Paragraph_20_Font"><text:span text:style-name="T1">City name now goes into DistrictSubdivisionIdentifier, postal district goes into DistrictName.</text:span></text:span></text:p>
        </text:list-item>
        <text:list-item>
          <text:p text:style-name="P29"><text:span text:style-name="Default_20_Paragraph_20_Font"><text:span text:style-name="T1">Calls to DPR Diversion are now capable of timing out, and use disposable objects to avoid blockings.</text:span></text:span></text:p>
        </text:list-item>
      </text:list>
      <text:h text:style-name="Heading_20_2" text:outline-level="2"><text:bookmark-start text:name="__RefHeading__1996_938970145"/><text:span text:style-name="Default_20_Paragraph_20_Font"><text:span text:style-name="T1">KMD</text:span></text:span><text:bookmark-end text:name="__RefHeading__1996_938970145"/></text:h>
      <text:list xml:id="list35463173" text:continue-numbering="true" text:style-name="L15">
        <text:list-item>
          <text:p text:style-name="P29"><text:span text:style-name="Default_20_Paragraph_20_Font"><text:span text:style-name="T1">DistrictName = PostDistrict20, DistrictSubdivisionIdentifier = CityName34.</text:span></text:span></text:p>
        </text:list-item>
        <text:list-item>
          <text:p text:style-name="P29"><text:span text:style-name="Default_20_Paragraph_20_Font"><text:span text:style-name="T1">Isolated KMD calls from conversion to PART format.</text:span></text:span></text:p>
        </text:list-item>
      </text:list>
      <text:h text:style-name="Heading_20_2" text:outline-level="2"><text:bookmark-start text:name="__RefHeading__1998_938970145"/><text:span text:style-name="Default_20_Paragraph_20_Font"><text:span text:style-name="T1">E&amp;M</text:span></text:span><text:bookmark-end text:name="__RefHeading__1998_938970145"/></text:h>
      <text:list xml:id="list2573337927547083429" text:style-name="L16">
        <text:list-item>
          <text:p text:style-name="P30"><text:span text:style-name="Default_20_Paragraph_20_Font"><text:span text:style-name="T1">Zero, stateless and similar country codes are no longer treated as errors, and are returned as they are in the source.</text:span></text:span></text:p>
        </text:list-item>
        <text:list-item>
          <text:p text:style-name="P30"><text:span text:style-name="Default_20_Paragraph_20_Font"><text:span text:style-name="T1">Date values of minimum &amp; maximum date are treated as null.</text:span></text:span></text:p>
        </text:list-item>
        <text:list-item>
          <text:p text:style-name="P30"><text:span text:style-name="Default_20_Paragraph_20_Font"><text:span text:style-name="T1">CprBorgerType is always returned even for people of foreign nationalities. UkendtBorgerType and UdenlandskBorgerType are no longer used.</text:span></text:span></text:p>
        </text:list-item>
        <text:list-item>
          <text:p text:style-name="P30"><text:span text:style-name="Default_20_Paragraph_20_Font"><text:span text:style-name="T1">Address fixes:</text:span></text:span></text:p>
        </text:list-item>
      </text:list>
      <text:list xml:id="list1415949577152955893" text:style-name="L17">
        <text:list-item>
          <text:p text:style-name="P31"><text:span text:style-name="Default_20_Paragraph_20_Font"><text:span text:style-name="T1">Only active addresses are retrieved</text:span></text:span></text:p>
        </text:list-item>
        <text:list-item>
          <text:p text:style-name="P31"><text:span text:style-name="Default_20_Paragraph_20_Font"><text:span text:style-name="T1">Addresses now come from CitizenReadyAddress (JY67800V)</text:span></text:span></text:p>
        </text:list-item>
        <text:list-item>
          <text:p text:style-name="P31"><text:soft-page-break/><text:span text:style-name="Default_20_Paragraph_20_Font"><text:span text:style-name="T1">Addresses now include DistrictSubDivisionIdentifier</text:span></text:span></text:p>
        </text:list-item>
        <text:list-item>
          <text:p text:style-name="P31"><text:span text:style-name="Default_20_Paragraph_20_Font"><text:span text:style-name="T1">StreetName, post code and district all come from CitizenReadyAddress (JY67800V)</text:span></text:span></text:p>
        </text:list-item>
        <text:list-item>
          <text:p text:style-name="P31"><text:span text:style-name="Default_20_Paragraph_20_Font"><text:span text:style-name="T1">Postal district now goes into DistrictName and DistriktTekst</text:span></text:span></text:p>
        </text:list-item>
      </text:list>
      <text:h text:style-name="Heading_20_2" text:outline-level="2"><text:bookmark-start text:name="__RefHeading__2000_938970145"/><text:span text:style-name="Default_20_Paragraph_20_Font"><text:span text:style-name="T1">CPR Direct</text:span></text:span><text:bookmark-end text:name="__RefHeading__2000_938970145"/></text:h>
      <text:list xml:id="list7972253613902209687" text:style-name="L18">
        <text:list-item>
          <text:p text:style-name="P32"><text:span text:style-name="Default_20_Paragraph_20_Font"><text:span text:style-name="T1">Country code no longer validated</text:span></text:span></text:p>
        </text:list-item>
        <text:list-item>
          <text:p text:style-name="P32"><text:span text:style-name="Default_20_Paragraph_20_Font"><text:span text:style-name="T1">Date values of min &amp; max date are treated as null</text:span></text:span></text:p>
        </text:list-item>
        <text:list-item>
          <text:p text:style-name="P32"><text:span text:style-name="Default_20_Paragraph_20_Font"><text:span text:style-name="T1">Postal district now goes into DistrictName and DistriktTekst.</text:span></text:span></text:p>
        </text:list-item>
        <text:list-item>
          <text:p text:style-name="P32"><text:span text:style-name="Default_20_Paragraph_20_Font"><text:span text:style-name="T1">Error records are now read by the system</text:span></text:span></text:p>
        </text:list-item>
        <text:list-item>
          <text:p text:style-name="P32">Removed uncertainty flag from the calculation of citizenship.</text:p>
        </text:list-item>
        <text:list-item>
          <text:p text:style-name="P32">Implemented ISeparation in CPR Direct (current and history)</text:p>
        </text:list-item>
      </text:list>
      <text:h text:style-name="Heading_20_2" text:outline-level="2"><text:bookmark-start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p text:style-name="Text_20_body"><text:span text:style-name="Default_20_Paragraph_20_Font"><text:span text:style-name="T1"/></text:span></text:p>
      <text:list xml:id="list35455591" text:continue-list="list1369792683844840367" text:style-name="L12">
        <text:list-header>
          <text:p text:style-name="P36"><text:span text:style-name="Default_20_Paragraph_20_Font"><text:span text:style-name="T2"/></text:span></text:p>
        </text:list-header>
      </text:list>
      <text:p text:style-name="P10"/>
      <text:p text:style-name="P10"/>
      <text:p text:style-name="P10"/>
      <text:p text:style-name="P10"/>
      <text:p text:style-name="P10"/>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6">adresse</text:span></text:span><text:span text:style-name="Default_20_Paragraph_20_Font"><text:span text:style-name="T5"><text:line-break/>Studiestræde 14, 1.<text:line-break/>1455 København K</text:span></text:span></text:p>
      <text:p text:style-name="Footer"><text:span text:style-name="Default_20_Paragraph_20_Font"><text:span text:style-name="T6">email</text:span></text:span><text:span text:style-name="Default_20_Paragraph_20_Font"><text:span text:style-name="T5"><text:line-break/>info@magenta-aps.dk</text:span></text:span></text:p>
      <text:p text:style-name="Footer"><text:span text:style-name="Default_20_Paragraph_20_Font"><text:span text:style-name="T6">telefon</text:span></text:span><text:span text:style-name="Default_20_Paragraph_20_Font"><text:span text:style-name="T5"><text:line-break/>(+45) 33 36 96 96</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5"><draw:image xlink:href="Pictures/10000000000000B90000001244F7FB63.png" xlink:type="simple" xlink:show="embed" xlink:actuate="onLoad"/></draw:frame><text:tab/><text:tab/><text:chapter text:display="name" text:outline-level="1">Version 1.3.2</text:chapter></text:p>
      </style:header>
      <style:footer>
        <text:p text:style-name="Footer"><text:span text:style-name="MT1"><text:title>CPR Broker</text:title></text:span><text:span text:style-name="MT1"><text:tab/><text:tab/></text:span><text:span text:style-name="Paginering"><text:span text:style-name="MT1"><text:page-number text:select-page="current">18</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Release notes</dc:subject>
    <meta:initial-creator>Leif Lodahl</meta:initial-creator>
    <meta:creation-date>2011-02-14T18:01:00</meta:creation-date>
    <dc:date>2013-03-15T15:30:37.40</dc:date>
    <meta:print-date>2012-01-12T12:04:00</meta:print-date>
    <meta:editing-cycles>139</meta:editing-cycles>
    <meta:editing-duration>PT22H55M21S</meta:editing-duration>
    <meta:document-statistic meta:table-count="0" meta:image-count="5" meta:object-count="0" meta:page-count="18" meta:paragraph-count="239" meta:word-count="2272" meta:character-count="13648" meta:non-whitespace-character-count="11732"/>
    <meta:template xlink:type="simple" xlink:actuate="onRequest" xlink:title="" xlink:href="./Magenta%20Rapport.ott"/>
  </office:meta>
</office:document-meta>
</file>